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844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recision-Rec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Looku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_unk</text:p>
          </table:table-cell>
          <table:table-cell table:style-name="ce1" office:value-type="string" calcext:value-type="string">
            <text:p>/location/location/containedby</text:p>
          </table:table-cell>
          <table:table-cell table:style-name="ce1" office:value-type="string" calcext:value-type="string">
            <text:p>/business/person/company</text:p>
          </table:table-cell>
          <table:table-cell table:style-name="ce1" office:value-type="string" calcext:value-type="string">
            <text:p>/people/person/nationality</text:p>
          </table:table-cell>
          <table:table-cell table:style-name="ce1" office:value-type="string" calcext:value-type="string">
            <text:p>/people/person/place_lived</text:p>
          </table:table-cell>
          <table:table-cell table:style-name="ce1" office:value-type="string" calcext:value-type="string">
            <text:p>/location/neighborhood/neighborhood_of</text:p>
          </table:table-cell>
          <table:table-cell table:style-name="ce1" office:value-type="string" calcext:value-type="string">
            <text:p>/organization/parent/child</text:p>
          </table:table-cell>
          <table:table-cell table:style-name="ce1" office:value-type="string" calcext:value-type="string">
            <text:p>/book/author/works_written</text:p>
          </table:table-cell>
          <table:table-cell table:style-name="ce1" office:value-type="string" calcext:value-type="string">
            <text:p>/people/person/place_of_birth</text:p>
          </table:table-cell>
          <table:table-cell table:style-name="ce1" office:value-type="string" calcext:value-type="string">
            <text:p>/people/deceased_person/place_of_death</text:p>
          </table:table-cell>
          <table:table-cell table:style-name="ce1" office:value-type="string" calcext:value-type="string">
            <text:p>/location/country/administrative_divisions</text:p>
          </table:table-cell>
          <table:table-cell table:style-name="ce1" office:value-type="string" calcext:value-type="string">
            <text:p>/media_common/netflix_genre/titles</text:p>
          </table:table-cell>
          <table:table-cell table:style-name="ce1" office:value-type="string" calcext:value-type="string">
            <text:p>/book/book_edition/place_of_publication</text:p>
          </table:table-cell>
          <table:table-cell table:style-name="ce1" office:value-type="string" calcext:value-type="string">
            <text:p>/book/written_work/subjects</text:p>
          </table:table-cell>
          <table:table-cell table:style-name="ce1" office:value-type="string" calcext:value-type="string">
            <text:p>/business/company/place_founded</text:p>
          </table:table-cell>
          <table:table-cell table:style-name="ce1" table:number-columns-repeated="1005"/>
        </table:table-row>
        <table:table-row table:style-name="ro2">
          <table:table-cell table:formula="of:=[.B2]&amp;[.C2]&amp;[.D2]" office:value-type="string" office:string-value="baseline-nodropoutTrainingActual" calcext:value-type="string">
            <text:p>baseline-nodropoutTrainingActual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ctual</text:p>
          </table:table-cell>
          <table:table-cell office:value-type="float" office:value="3677" calcext:value-type="float">
            <text:p>3677</text:p>
          </table:table-cell>
          <table:table-cell office:value-type="float" office:value="5582" calcext:value-type="float">
            <text:p>5582</text:p>
          </table:table-cell>
          <table:table-cell office:value-type="float" office:value="4406" calcext:value-type="float">
            <text:p>4406</text:p>
          </table:table-cell>
          <table:table-cell office:value-type="float" office:value="1733" calcext:value-type="float">
            <text:p>1733</text:p>
          </table:table-cell>
          <table:table-cell office:value-type="float" office:value="1455" calcext:value-type="float">
            <text:p>1455</text:p>
          </table:table-cell>
          <table:table-cell office:value-type="float" office:value="1133" calcext:value-type="float">
            <text:p>1133</text:p>
          </table:table-cell>
          <table:table-cell office:value-type="float" office:value="952" calcext:value-type="float">
            <text:p>952</text:p>
          </table:table-cell>
          <table:table-cell office:value-type="float" office:value="902" calcext:value-type="float">
            <text:p>902</text:p>
          </table:table-cell>
          <table:table-cell office:value-type="float" office:value="687" calcext:value-type="float">
            <text:p>687</text:p>
          </table:table-cell>
          <table:table-cell office:value-type="float" office:value="505" calcext:value-type="float">
            <text:p>505</text:p>
          </table:table-cell>
          <table:table-cell office:value-type="float" office:value="385" calcext:value-type="float">
            <text:p>385</text:p>
          </table:table-cell>
          <table:table-cell office:value-type="float" office:value="373" calcext:value-type="float">
            <text:p>373</text:p>
          </table:table-cell>
          <table:table-cell office:value-type="float" office:value="339" calcext:value-type="float">
            <text:p>339</text:p>
          </table:table-cell>
          <table:table-cell office:value-type="float" office:value="304" calcext:value-type="float">
            <text:p>304</text:p>
          </table:table-cell>
          <table:table-cell office:value-type="float" office:value="263" calcext:value-type="float">
            <text:p>263</text:p>
          </table:table-cell>
          <table:table-cell table:number-columns-repeated="1005"/>
        </table:table-row>
        <table:table-row table:style-name="ro2">
          <table:table-cell table:formula="of:=[.B3]&amp;[.C3]&amp;[.D3]" office:value-type="string" office:string-value="baseline-nodropoutTrainingPredictions" calcext:value-type="string">
            <text:p>baseline-nodropoutTrainingPredictions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dictions</text:p>
          </table:table-cell>
          <table:table-cell office:value-type="float" office:value="3869" calcext:value-type="float">
            <text:p>3869</text:p>
          </table:table-cell>
          <table:table-cell office:value-type="float" office:value="5314" calcext:value-type="float">
            <text:p>5314</text:p>
          </table:table-cell>
          <table:table-cell office:value-type="float" office:value="4521" calcext:value-type="float">
            <text:p>4521</text:p>
          </table:table-cell>
          <table:table-cell office:value-type="float" office:value="1643" calcext:value-type="float">
            <text:p>1643</text:p>
          </table:table-cell>
          <table:table-cell office:value-type="float" office:value="1511" calcext:value-type="float">
            <text:p>1511</text:p>
          </table:table-cell>
          <table:table-cell office:value-type="float" office:value="1234" calcext:value-type="float">
            <text:p>1234</text:p>
          </table:table-cell>
          <table:table-cell office:value-type="float" office:value="1031" calcext:value-type="float">
            <text:p>1031</text:p>
          </table:table-cell>
          <table:table-cell office:value-type="float" office:value="803" calcext:value-type="float">
            <text:p>803</text:p>
          </table:table-cell>
          <table:table-cell office:value-type="float" office:value="631" calcext:value-type="float">
            <text:p>631</text:p>
          </table:table-cell>
          <table:table-cell office:value-type="float" office:value="467" calcext:value-type="float">
            <text:p>467</text:p>
          </table:table-cell>
          <table:table-cell office:value-type="float" office:value="499" calcext:value-type="float">
            <text:p>499</text:p>
          </table:table-cell>
          <table:table-cell office:value-type="float" office:value="372" calcext:value-type="float">
            <text:p>372</text:p>
          </table:table-cell>
          <table:table-cell office:value-type="float" office:value="289" calcext:value-type="float">
            <text:p>289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table:number-columns-repeated="1005"/>
        </table:table-row>
        <table:table-row table:style-name="ro2">
          <table:table-cell table:formula="of:=[.B4]&amp;[.C4]&amp;[.D4]" office:value-type="string" office:string-value="baseline-nodropoutTrainingPrecision" calcext:value-type="string">
            <text:p>baseline-nodropoutTrainingPrecision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cision</text:p>
          </table:table-cell>
          <table:table-cell office:value-type="float" office:value="0.906" calcext:value-type="float">
            <text:p>0.906</text:p>
          </table:table-cell>
          <table:table-cell office:value-type="float" office:value="0.954" calcext:value-type="float">
            <text:p>0.95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77" calcext:value-type="float">
            <text:p>0.977</text:p>
          </table:table-cell>
          <table:table-cell office:value-type="float" office:value="0.906" calcext:value-type="float">
            <text:p>0.906</text:p>
          </table:table-cell>
          <table:table-cell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61" calcext:value-type="float">
            <text:p>0.961</text:p>
          </table:table-cell>
          <table:table-cell office:value-type="float" office:value="0.762" calcext:value-type="float">
            <text:p>0.76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1" calcext:value-type="float">
            <text:p>0.901</text:p>
          </table:table-cell>
          <table:table-cell table:number-columns-repeated="1005"/>
        </table:table-row>
        <table:table-row table:style-name="ro2">
          <table:table-cell table:formula="of:=[.B5]&amp;[.C5]&amp;[.D5]" office:value-type="string" office:string-value="baseline-nodropoutTrainingRecall" calcext:value-type="string">
            <text:p>baseline-nodropoutTrainingRecall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Recall</text:p>
          </table:table-cell>
          <table:table-cell office:value-type="float" office:value="0.954" calcext:value-type="float">
            <text:p>0.95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87" calcext:value-type="float">
            <text:p>0.98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41" calcext:value-type="float">
            <text:p>0.941</text:p>
          </table:table-cell>
          <table:table-cell office:value-type="float" office:value="0.893" calcext:value-type="float">
            <text:p>0.893</text:p>
          </table:table-cell>
          <table:table-cell office:value-type="float" office:value="0.997" calcext:value-type="float">
            <text:p>0.997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" calcext:value-type="float">
            <text:p>0.83</text:p>
          </table:table-cell>
          <table:table-cell office:value-type="float" office:value="0.889" calcext:value-type="float">
            <text:p>0.889</text:p>
          </table:table-cell>
          <table:table-cell office:value-type="float" office:value="0.987" calcext:value-type="float">
            <text:p>0.987</text:p>
          </table:table-cell>
          <table:table-cell office:value-type="float" office:value="0.965" calcext:value-type="float">
            <text:p>0.965</text:p>
          </table:table-cell>
          <table:table-cell office:value-type="float" office:value="0.764" calcext:value-type="float">
            <text:p>0.764</text:p>
          </table:table-cell>
          <table:table-cell office:value-type="float" office:value="0.724" calcext:value-type="float">
            <text:p>0.724</text:p>
          </table:table-cell>
          <table:table-cell office:value-type="float" office:value="0.932" calcext:value-type="float">
            <text:p>0.932</text:p>
          </table:table-cell>
          <table:table-cell table:number-columns-repeated="1005"/>
        </table:table-row>
        <table:table-row table:style-name="ro2">
          <table:table-cell table:formula="of:=[.B6]&amp;[.C6]&amp;[.D6]" office:value-type="string" office:string-value="baseline-nodropoutTrainingF1" calcext:value-type="string">
            <text:p>baseline-nodropoutTrainingF1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1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74" calcext:value-type="float">
            <text:p>0.974</text:p>
          </table:table-cell>
          <table:table-cell office:value-type="float" office:value="0.951" calcext:value-type="float">
            <text:p>0.951</text:p>
          </table:table-cell>
          <table:table-cell office:value-type="float" office:value="0.923" calcext:value-type="float">
            <text:p>0.923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4" calcext:value-type="float">
            <text:p>0.924</text:p>
          </table:table-cell>
          <table:table-cell office:value-type="float" office:value="0.86" calcext:value-type="float">
            <text:p>0.86</text:p>
          </table:table-cell>
          <table:table-cell office:value-type="float" office:value="0.966" calcext:value-type="float">
            <text:p>0.966</text:p>
          </table:table-cell>
          <table:table-cell office:value-type="float" office:value="0.825" calcext:value-type="float">
            <text:p>0.825</text:p>
          </table:table-cell>
          <table:table-cell office:value-type="float" office:value="0.809" calcext:value-type="float">
            <text:p>0.809</text:p>
          </table:table-cell>
          <table:table-cell office:value-type="float" office:value="0.916" calcext:value-type="float">
            <text:p>0.916</text:p>
          </table:table-cell>
          <table:table-cell table:number-columns-repeated="1005"/>
        </table:table-row>
        <table:table-row table:style-name="ro2">
          <table:table-cell table:formula="of:=[.B7]&amp;[.C7]&amp;[.D7]" office:value-type="string" office:string-value="baseline-nodropoutValidationActual" calcext:value-type="string">
            <text:p>baseline-nodropoutValidationActual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Actual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formula="of:=[.B8]&amp;[.C8]&amp;[.D8]" office:value-type="string" office:string-value="baseline-nodropoutValidationPredictions" calcext:value-type="string">
            <text:p>baseline-nodropoutValidationPredictions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redictions</text:p>
          </table:table-cell>
          <table:table-cell office:value-type="float" office:value="193" calcext:value-type="float">
            <text:p>193</text:p>
          </table:table-cell>
          <table:table-cell office:value-type="float" office:value="229" calcext:value-type="float">
            <text:p>229</text:p>
          </table:table-cell>
          <table:table-cell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2">
          <table:table-cell table:formula="of:=[.B9]&amp;[.C9]&amp;[.D9]" office:value-type="string" office:string-value="baseline-nodropoutValidationPrecision" calcext:value-type="string">
            <text:p>baseline-nodropoutValidationPrecision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recision</text:p>
          </table:table-cell>
          <table:table-cell office:value-type="float" office:value="0.637" calcext:value-type="float">
            <text:p>0.637</text:p>
          </table:table-cell>
          <table:table-cell office:value-type="float" office:value="0.738" calcext:value-type="float">
            <text:p>0.738</text:p>
          </table:table-cell>
          <table:table-cell office:value-type="float" office:value="0.869" calcext:value-type="float">
            <text:p>0.869</text:p>
          </table:table-cell>
          <table:table-cell office:value-type="float" office:value="0.721" calcext:value-type="float">
            <text:p>0.721</text:p>
          </table:table-cell>
          <table:table-cell office:value-type="float" office:value="0.607" calcext:value-type="float">
            <text:p>0.607</text:p>
          </table:table-cell>
          <table:table-cell office:value-type="float" office:value="0.509" calcext:value-type="float">
            <text:p>0.509</text:p>
          </table:table-cell>
          <table:table-cell office:value-type="float" office:value="0.698" calcext:value-type="float">
            <text:p>0.698</text:p>
          </table:table-cell>
          <table:table-cell office:value-type="float" office:value="0.667" calcext:value-type="float">
            <text:p>0.667</text:p>
          </table:table-cell>
          <table:table-cell office:value-type="float" office:value="0.419" calcext:value-type="float">
            <text:p>0.41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21" calcext:value-type="float">
            <text:p>0.621</text:p>
          </table:table-cell>
          <table:table-cell office:value-type="float" office:value="0.714" calcext:value-type="float">
            <text:p>0.714</text:p>
          </table:table-cell>
          <table:table-cell office:value-type="float" office:value="0.25" calcext:value-type="float">
            <text:p>0.25</text:p>
          </table:table-cell>
          <table:table-cell office:value-type="float" office:value="0.286" calcext:value-type="float">
            <text:p>0.286</text:p>
          </table:table-cell>
          <table:table-cell office:value-type="float" office:value="0.6" calcext:value-type="float">
            <text:p>0.6</text:p>
          </table:table-cell>
          <table:table-cell table:number-columns-repeated="1005"/>
        </table:table-row>
        <table:table-row table:style-name="ro2">
          <table:table-cell table:formula="of:=[.B10]&amp;[.C10]&amp;[.D10]" office:value-type="string" office:string-value="baseline-nodropoutValidationRecall" calcext:value-type="string">
            <text:p>baseline-nodropoutValidationRecall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Recall</text:p>
          </table:table-cell>
          <table:table-cell office:value-type="float" office:value="0.728" calcext:value-type="float">
            <text:p>0.728</text:p>
          </table:table-cell>
          <table:table-cell office:value-type="float" office:value="0.693" calcext:value-type="float">
            <text:p>0.693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74" calcext:value-type="float">
            <text:p>0.574</text:p>
          </table:table-cell>
          <table:table-cell office:value-type="float" office:value="0.902" calcext:value-type="float">
            <text:p>0.902</text:p>
          </table:table-cell>
          <table:table-cell office:value-type="float" office:value="0.462" calcext:value-type="float">
            <text:p>0.462</text:p>
          </table:table-cell>
          <table:table-cell office:value-type="float" office:value="0.351" calcext:value-type="float">
            <text:p>0.3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72" calcext:value-type="float">
            <text:p>0.7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3" calcext:value-type="float">
            <text:p>0.133</text:p>
          </table:table-cell>
          <table:table-cell office:value-type="float" office:value="0.462" calcext:value-type="float">
            <text:p>0.462</text:p>
          </table:table-cell>
          <table:table-cell table:number-columns-repeated="1005"/>
        </table:table-row>
        <table:table-row table:style-name="ro2">
          <table:table-cell table:formula="of:=[.B11]&amp;[.C11]&amp;[.D11]" office:value-type="string" office:string-value="baseline-nodropoutValidationF1" calcext:value-type="string">
            <text:p>baseline-nodropoutValidationF1</text:p>
          </table:table-cell>
          <table:table-cell office:value-type="string" calcext:value-type="string">
            <text:p>baseline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F1</text:p>
          </table:table-cell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754" calcext:value-type="float">
            <text:p>0.754</text:p>
          </table:table-cell>
          <table:table-cell office:value-type="float" office:value="0.592" calcext:value-type="float">
            <text:p>0.592</text:p>
          </table:table-cell>
          <table:table-cell office:value-type="float" office:value="0.54" calcext:value-type="float">
            <text:p>0.54</text:p>
          </table:table-cell>
          <table:table-cell office:value-type="float" office:value="0.787" calcext:value-type="float">
            <text:p>0.787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2" calcext:value-type="float">
            <text:p>0.382</text:p>
          </table:table-cell>
          <table:table-cell office:value-type="float" office:value="0.6" calcext:value-type="float">
            <text:p>0.6</text:p>
          </table:table-cell>
          <table:table-cell office:value-type="float" office:value="0.667" calcext:value-type="float">
            <text:p>0.667</text:p>
          </table:table-cell>
          <table:table-cell office:value-type="float" office:value="0.741" calcext:value-type="float">
            <text:p>0.7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2" calcext:value-type="float">
            <text:p>0.182</text:p>
          </table:table-cell>
          <table:table-cell office:value-type="float" office:value="0.522" calcext:value-type="float">
            <text:p>0.522</text:p>
          </table:table-cell>
          <table:table-cell table:number-columns-repeated="1005"/>
        </table:table-row>
        <table:table-row table:style-name="ro2">
          <table:table-cell table:formula="of:=[.B12]&amp;[.C12]&amp;[.D12]" office:value-type="string" office:string-value="baseline-dropoutTrainingActual" calcext:value-type="string">
            <text:p>baseline-dropoutTrainingActual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ctual</text:p>
          </table:table-cell>
          <table:table-cell office:value-type="float" office:value="3677" calcext:value-type="float">
            <text:p>3677</text:p>
          </table:table-cell>
          <table:table-cell office:value-type="float" office:value="5582" calcext:value-type="float">
            <text:p>5582</text:p>
          </table:table-cell>
          <table:table-cell office:value-type="float" office:value="4406" calcext:value-type="float">
            <text:p>4406</text:p>
          </table:table-cell>
          <table:table-cell office:value-type="float" office:value="1733" calcext:value-type="float">
            <text:p>1733</text:p>
          </table:table-cell>
          <table:table-cell office:value-type="float" office:value="1455" calcext:value-type="float">
            <text:p>1455</text:p>
          </table:table-cell>
          <table:table-cell office:value-type="float" office:value="1133" calcext:value-type="float">
            <text:p>1133</text:p>
          </table:table-cell>
          <table:table-cell office:value-type="float" office:value="952" calcext:value-type="float">
            <text:p>952</text:p>
          </table:table-cell>
          <table:table-cell office:value-type="float" office:value="902" calcext:value-type="float">
            <text:p>902</text:p>
          </table:table-cell>
          <table:table-cell office:value-type="float" office:value="687" calcext:value-type="float">
            <text:p>687</text:p>
          </table:table-cell>
          <table:table-cell office:value-type="float" office:value="505" calcext:value-type="float">
            <text:p>505</text:p>
          </table:table-cell>
          <table:table-cell office:value-type="float" office:value="385" calcext:value-type="float">
            <text:p>385</text:p>
          </table:table-cell>
          <table:table-cell office:value-type="float" office:value="373" calcext:value-type="float">
            <text:p>373</text:p>
          </table:table-cell>
          <table:table-cell office:value-type="float" office:value="339" calcext:value-type="float">
            <text:p>339</text:p>
          </table:table-cell>
          <table:table-cell office:value-type="float" office:value="304" calcext:value-type="float">
            <text:p>304</text:p>
          </table:table-cell>
          <table:table-cell office:value-type="float" office:value="263" calcext:value-type="float">
            <text:p>263</text:p>
          </table:table-cell>
          <table:table-cell table:number-columns-repeated="1005"/>
        </table:table-row>
        <table:table-row table:style-name="ro2">
          <table:table-cell table:formula="of:=[.B13]&amp;[.C13]&amp;[.D13]" office:value-type="string" office:string-value="baseline-dropoutTrainingPredictions" calcext:value-type="string">
            <text:p>baseline-dropoutTrainingPredictions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dictions</text:p>
          </table:table-cell>
          <table:table-cell office:value-type="float" office:value="3667" calcext:value-type="float">
            <text:p>3667</text:p>
          </table:table-cell>
          <table:table-cell office:value-type="float" office:value="5573" calcext:value-type="float">
            <text:p>5573</text:p>
          </table:table-cell>
          <table:table-cell office:value-type="float" office:value="4408" calcext:value-type="float">
            <text:p>4408</text:p>
          </table:table-cell>
          <table:table-cell office:value-type="float" office:value="1728" calcext:value-type="float">
            <text:p>1728</text:p>
          </table:table-cell>
          <table:table-cell office:value-type="float" office:value="1452" calcext:value-type="float">
            <text:p>1452</text:p>
          </table:table-cell>
          <table:table-cell office:value-type="float" office:value="1140" calcext:value-type="float">
            <text:p>1140</text:p>
          </table:table-cell>
          <table:table-cell office:value-type="float" office:value="953" calcext:value-type="float">
            <text:p>953</text:p>
          </table:table-cell>
          <table:table-cell office:value-type="float" office:value="911" calcext:value-type="float">
            <text:p>911</text:p>
          </table:table-cell>
          <table:table-cell office:value-type="float" office:value="698" calcext:value-type="float">
            <text:p>698</text:p>
          </table:table-cell>
          <table:table-cell office:value-type="float" office:value="504" calcext:value-type="float">
            <text:p>504</text:p>
          </table:table-cell>
          <table:table-cell office:value-type="float" office:value="384" calcext:value-type="float">
            <text:p>384</text:p>
          </table:table-cell>
          <table:table-cell office:value-type="float" office:value="374" calcext:value-type="float">
            <text:p>374</text:p>
          </table:table-cell>
          <table:table-cell office:value-type="float" office:value="338" calcext:value-type="float">
            <text:p>338</text:p>
          </table:table-cell>
          <table:table-cell office:value-type="float" office:value="305" calcext:value-type="float">
            <text:p>305</text:p>
          </table:table-cell>
          <table:table-cell office:value-type="float" office:value="261" calcext:value-type="float">
            <text:p>261</text:p>
          </table:table-cell>
          <table:table-cell table:number-columns-repeated="1005"/>
        </table:table-row>
        <table:table-row table:style-name="ro2">
          <table:table-cell table:formula="of:=[.B14]&amp;[.C14]&amp;[.D14]" office:value-type="string" office:string-value="baseline-dropoutTrainingPrecision" calcext:value-type="string">
            <text:p>baseline-dropoutTrainingPrecision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cision</text:p>
          </table:table-cell>
          <table:table-cell table:number-columns-repeated="4"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formula="of:=[.B15]&amp;[.C15]&amp;[.D15]" office:value-type="string" office:string-value="baseline-dropoutTrainingRecall" calcext:value-type="string">
            <text:p>baseline-dropoutTrainingRecall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Recall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table:number-columns-repeated="4" office:value-type="float" office:value="0.997" calcext:value-type="float">
            <text:p>0.997</text:p>
          </table:table-cell>
          <table:table-cell office:value-type="float" office:value="0.992" calcext:value-type="float">
            <text:p>0.992</text:p>
          </table:table-cell>
          <table:table-cell table:number-columns-repeated="1005"/>
        </table:table-row>
        <table:table-row table:style-name="ro2">
          <table:table-cell table:formula="of:=[.B16]&amp;[.C16]&amp;[.D16]" office:value-type="string" office:string-value="baseline-dropoutTrainingF1" calcext:value-type="string">
            <text:p>baseline-dropoutTrainingF1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1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6" calcext:value-type="float">
            <text:p>0.996</text:p>
          </table:table-cell>
          <table:table-cell table:number-columns-repeated="1005"/>
        </table:table-row>
        <table:table-row table:style-name="ro2">
          <table:table-cell table:formula="of:=[.B17]&amp;[.C17]&amp;[.D17]" office:value-type="string" office:string-value="baseline-dropoutValidationActual" calcext:value-type="string">
            <text:p>baseline-dropoutValidationActual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Actual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formula="of:=[.B18]&amp;[.C18]&amp;[.D18]" office:value-type="string" office:string-value="baseline-dropoutValidationPredictions" calcext:value-type="string">
            <text:p>baseline-dropoutValidationPredictions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redictions</text:p>
          </table:table-cell>
          <table:table-cell office:value-type="float" office:value="161" calcext:value-type="float">
            <text:p>161</text:p>
          </table:table-cell>
          <table:table-cell office:value-type="float" office:value="252" calcext:value-type="float">
            <text:p>252</text:p>
          </table:table-cell>
          <table:table-cell office:value-type="float" office:value="191" calcext:value-type="float">
            <text:p>19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formula="of:=[.B19]&amp;[.C19]&amp;[.D19]" office:value-type="string" office:string-value="baseline-dropoutValidationPrecision" calcext:value-type="string">
            <text:p>baseline-dropoutValidationPrecision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recision</text:p>
          </table:table-cell>
          <table:table-cell office:value-type="float" office:value="0.795" calcext:value-type="float">
            <text:p>0.795</text:p>
          </table:table-cell>
          <table:table-cell office:value-type="float" office:value="0.73" calcext:value-type="float">
            <text:p>0.73</text:p>
          </table:table-cell>
          <table:table-cell office:value-type="float" office:value="0.911" calcext:value-type="float">
            <text:p>0.91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2" calcext:value-type="float">
            <text:p>0.592</text:p>
          </table:table-cell>
          <table:table-cell office:value-type="float" office:value="0.86" calcext:value-type="float">
            <text:p>0.86</text:p>
          </table:table-cell>
          <table:table-cell office:value-type="float" office:value="0.65" calcext:value-type="float">
            <text:p>0.65</text:p>
          </table:table-cell>
          <table:table-cell office:value-type="float" office:value="0.444" calcext:value-type="float">
            <text:p>0.444</text:p>
          </table:table-cell>
          <table:table-cell office:value-type="float" office:value="0.5" calcext:value-type="float">
            <text:p>0.5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" calcext:value-type="float">
            <text:p>0.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57" calcext:value-type="float">
            <text:p>0.357</text:p>
          </table:table-cell>
          <table:table-cell office:value-type="float" office:value="0.538" calcext:value-type="float">
            <text:p>0.538</text:p>
          </table:table-cell>
          <table:table-cell table:number-columns-repeated="1005"/>
        </table:table-row>
        <table:table-row table:style-name="ro2">
          <table:table-cell table:formula="of:=[.B20]&amp;[.C20]&amp;[.D20]" office:value-type="string" office:string-value="baseline-dropoutValidationRecall" calcext:value-type="string">
            <text:p>baseline-dropoutValidationRecall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Recall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4" calcext:value-type="float">
            <text:p>0.754</text:p>
          </table:table-cell>
          <table:table-cell office:value-type="float" office:value="0.926" calcext:value-type="float">
            <text:p>0.926</text:p>
          </table:table-cell>
          <table:table-cell office:value-type="float" office:value="0.823" calcext:value-type="float">
            <text:p>0.82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17" calcext:value-type="float">
            <text:p>0.617</text:p>
          </table:table-cell>
          <table:table-cell office:value-type="float" office:value="0.902" calcext:value-type="float">
            <text:p>0.902</text:p>
          </table:table-cell>
          <table:table-cell office:value-type="float" office:value="0.667" calcext:value-type="float">
            <text:p>0.66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55" calcext:value-type="float">
            <text:p>0.455</text:p>
          </table:table-cell>
          <table:table-cell office:value-type="float" office:value="0.64" calcext:value-type="float">
            <text:p>0.64</text:p>
          </table:table-cell>
          <table:table-cell office:value-type="float" office:value="0.923" calcext:value-type="float">
            <text:p>0.9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333" calcext:value-type="float">
            <text:p>0.333</text:p>
          </table:table-cell>
          <table:table-cell office:value-type="float" office:value="0.538" calcext:value-type="float">
            <text:p>0.538</text:p>
          </table:table-cell>
          <table:table-cell table:number-columns-repeated="1005"/>
        </table:table-row>
        <table:table-row table:style-name="ro2">
          <table:table-cell table:formula="of:=[.B21]&amp;[.C21]&amp;[.D21]" office:value-type="string" office:string-value="baseline-dropoutValidationF1" calcext:value-type="string">
            <text:p>baseline-dropoutValidationF1</text:p>
          </table:table-cell>
          <table:table-cell office:value-type="string" calcext:value-type="string">
            <text:p>baseline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F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2" calcext:value-type="float">
            <text:p>0.742</text:p>
          </table:table-cell>
          <table:table-cell office:value-type="float" office:value="0.918" calcext:value-type="float">
            <text:p>0.918</text:p>
          </table:table-cell>
          <table:table-cell office:value-type="float" office:value="0.803" calcext:value-type="float">
            <text:p>0.80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04" calcext:value-type="float">
            <text:p>0.604</text:p>
          </table:table-cell>
          <table:table-cell office:value-type="float" office:value="0.881" calcext:value-type="float">
            <text:p>0.881</text:p>
          </table:table-cell>
          <table:table-cell office:value-type="float" office:value="0.658" calcext:value-type="float">
            <text:p>0.65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76" calcext:value-type="float">
            <text:p>0.476</text:p>
          </table:table-cell>
          <table:table-cell office:value-type="float" office:value="0.667" calcext:value-type="float">
            <text:p>0.667</text:p>
          </table:table-cell>
          <table:table-cell office:value-type="float" office:value="0.828" calcext:value-type="float">
            <text:p>0.828</text:p>
          </table:table-cell>
          <table:table-cell office:value-type="float" office:value="0.143" calcext:value-type="float">
            <text:p>0.143</text:p>
          </table:table-cell>
          <table:table-cell office:value-type="float" office:value="0.345" calcext:value-type="float">
            <text:p>0.345</text:p>
          </table:table-cell>
          <table:table-cell office:value-type="float" office:value="0.538" calcext:value-type="float">
            <text:p>0.538</text:p>
          </table:table-cell>
          <table:table-cell table:number-columns-repeated="1005"/>
        </table:table-row>
        <table:table-row table:style-name="ro2">
          <table:table-cell table:formula="of:=[.B22]&amp;[.C22]&amp;[.D22]" office:value-type="string" office:string-value="assisted-nodropoutTrainingActual" calcext:value-type="string">
            <text:p>assisted-nodropoutTrainingActual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ctual</text:p>
          </table:table-cell>
          <table:table-cell office:value-type="float" office:value="3677" calcext:value-type="float">
            <text:p>3677</text:p>
          </table:table-cell>
          <table:table-cell office:value-type="float" office:value="5582" calcext:value-type="float">
            <text:p>5582</text:p>
          </table:table-cell>
          <table:table-cell office:value-type="float" office:value="4406" calcext:value-type="float">
            <text:p>4406</text:p>
          </table:table-cell>
          <table:table-cell office:value-type="float" office:value="1733" calcext:value-type="float">
            <text:p>1733</text:p>
          </table:table-cell>
          <table:table-cell office:value-type="float" office:value="1455" calcext:value-type="float">
            <text:p>1455</text:p>
          </table:table-cell>
          <table:table-cell office:value-type="float" office:value="1133" calcext:value-type="float">
            <text:p>1133</text:p>
          </table:table-cell>
          <table:table-cell office:value-type="float" office:value="952" calcext:value-type="float">
            <text:p>952</text:p>
          </table:table-cell>
          <table:table-cell office:value-type="float" office:value="902" calcext:value-type="float">
            <text:p>902</text:p>
          </table:table-cell>
          <table:table-cell office:value-type="float" office:value="687" calcext:value-type="float">
            <text:p>687</text:p>
          </table:table-cell>
          <table:table-cell office:value-type="float" office:value="505" calcext:value-type="float">
            <text:p>505</text:p>
          </table:table-cell>
          <table:table-cell office:value-type="float" office:value="385" calcext:value-type="float">
            <text:p>385</text:p>
          </table:table-cell>
          <table:table-cell office:value-type="float" office:value="373" calcext:value-type="float">
            <text:p>373</text:p>
          </table:table-cell>
          <table:table-cell office:value-type="float" office:value="339" calcext:value-type="float">
            <text:p>339</text:p>
          </table:table-cell>
          <table:table-cell office:value-type="float" office:value="304" calcext:value-type="float">
            <text:p>304</text:p>
          </table:table-cell>
          <table:table-cell office:value-type="float" office:value="263" calcext:value-type="float">
            <text:p>263</text:p>
          </table:table-cell>
          <table:table-cell table:number-columns-repeated="1005"/>
        </table:table-row>
        <table:table-row table:style-name="ro2">
          <table:table-cell table:formula="of:=[.B23]&amp;[.C23]&amp;[.D23]" office:value-type="string" office:string-value="assisted-nodropoutTrainingPredictions" calcext:value-type="string">
            <text:p>assisted-nodropoutTrainingPredictions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dictions</text:p>
          </table:table-cell>
          <table:table-cell office:value-type="float" office:value="3786" calcext:value-type="float">
            <text:p>3786</text:p>
          </table:table-cell>
          <table:table-cell office:value-type="float" office:value="5118" calcext:value-type="float">
            <text:p>5118</text:p>
          </table:table-cell>
          <table:table-cell office:value-type="float" office:value="4618" calcext:value-type="float">
            <text:p>4618</text:p>
          </table:table-cell>
          <table:table-cell office:value-type="float" office:value="1760" calcext:value-type="float">
            <text:p>1760</text:p>
          </table:table-cell>
          <table:table-cell office:value-type="float" office:value="1546" calcext:value-type="float">
            <text:p>1546</text:p>
          </table:table-cell>
          <table:table-cell office:value-type="float" office:value="1274" calcext:value-type="float">
            <text:p>1274</text:p>
          </table:table-cell>
          <table:table-cell office:value-type="float" office:value="915" calcext:value-type="float">
            <text:p>915</text:p>
          </table:table-cell>
          <table:table-cell office:value-type="float" office:value="822" calcext:value-type="float">
            <text:p>822</text:p>
          </table:table-cell>
          <table:table-cell office:value-type="float" office:value="680" calcext:value-type="float">
            <text:p>680</text:p>
          </table:table-cell>
          <table:table-cell office:value-type="float" office:value="473" calcext:value-type="float">
            <text:p>473</text:p>
          </table:table-cell>
          <table:table-cell office:value-type="float" office:value="407" calcext:value-type="float">
            <text:p>407</text:p>
          </table:table-cell>
          <table:table-cell office:value-type="float" office:value="389" calcext:value-type="float">
            <text:p>389</text:p>
          </table:table-cell>
          <table:table-cell office:value-type="float" office:value="373" calcext:value-type="float">
            <text:p>373</text:p>
          </table:table-cell>
          <table:table-cell office:value-type="float" office:value="259" calcext:value-type="float">
            <text:p>259</text:p>
          </table:table-cell>
          <table:table-cell office:value-type="float" office:value="276" calcext:value-type="float">
            <text:p>276</text:p>
          </table:table-cell>
          <table:table-cell table:number-columns-repeated="1005"/>
        </table:table-row>
        <table:table-row table:style-name="ro2">
          <table:table-cell table:formula="of:=[.B24]&amp;[.C24]&amp;[.D24]" office:value-type="string" office:string-value="assisted-nodropoutTrainingPrecision" calcext:value-type="string">
            <text:p>assisted-nodropoutTrainingPrecision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cision</text:p>
          </table:table-cell>
          <table:table-cell office:value-type="float" office:value="0.923" calcext:value-type="float">
            <text:p>0.923</text:p>
          </table:table-cell>
          <table:table-cell office:value-type="float" office:value="0.979" calcext:value-type="float">
            <text:p>0.979</text:p>
          </table:table-cell>
          <table:table-cell office:value-type="float" office:value="0.95" calcext:value-type="float">
            <text:p>0.95</text:p>
          </table:table-cell>
          <table:table-cell office:value-type="float" office:value="0.955" calcext:value-type="float">
            <text:p>0.95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37" calcext:value-type="float">
            <text:p>0.837</text:p>
          </table:table-cell>
          <table:table-cell office:value-type="float" office:value="0.984" calcext:value-type="float">
            <text:p>0.984</text:p>
          </table:table-cell>
          <table:table-cell office:value-type="float" office:value="0.967" calcext:value-type="float">
            <text:p>0.967</text:p>
          </table:table-cell>
          <table:table-cell office:value-type="float" office:value="0.884" calcext:value-type="float">
            <text:p>0.884</text:p>
          </table:table-cell>
          <table:table-cell office:value-type="float" office:value="0.966" calcext:value-type="float">
            <text:p>0.96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1" calcext:value-type="float">
            <text:p>0.931</text:p>
          </table:table-cell>
          <table:table-cell office:value-type="float" office:value="0.802" calcext:value-type="float">
            <text:p>0.8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2" calcext:value-type="float">
            <text:p>0.902</text:p>
          </table:table-cell>
          <table:table-cell table:number-columns-repeated="1005"/>
        </table:table-row>
        <table:table-row table:style-name="ro2">
          <table:table-cell table:formula="of:=[.B25]&amp;[.C25]&amp;[.D25]" office:value-type="string" office:string-value="assisted-nodropoutTrainingRecall" calcext:value-type="string">
            <text:p>assisted-nodropoutTrainingRecall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Recall</text:p>
          </table:table-cell>
          <table:table-cell office:value-type="float" office:value="0.951" calcext:value-type="float">
            <text:p>0.951</text:p>
          </table:table-cell>
          <table:table-cell office:value-type="float" office:value="0.897" calcext:value-type="float">
            <text:p>0.8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7" calcext:value-type="float">
            <text:p>0.97</text:p>
          </table:table-cell>
          <table:table-cell office:value-type="float" office:value="0.953" calcext:value-type="float">
            <text:p>0.953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5" calcext:value-type="float">
            <text:p>0.94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64" calcext:value-type="float">
            <text:p>0.964</text:p>
          </table:table-cell>
          <table:table-cell office:value-type="float" office:value="0.971" calcext:value-type="float">
            <text:p>0.971</text:p>
          </table:table-cell>
          <table:table-cell office:value-type="float" office:value="0.882" calcext:value-type="float">
            <text:p>0.882</text:p>
          </table:table-cell>
          <table:table-cell office:value-type="float" office:value="0.78" calcext:value-type="float">
            <text:p>0.78</text:p>
          </table:table-cell>
          <table:table-cell office:value-type="float" office:value="0.947" calcext:value-type="float">
            <text:p>0.947</text:p>
          </table:table-cell>
          <table:table-cell table:number-columns-repeated="1005"/>
        </table:table-row>
        <table:table-row table:style-name="ro2">
          <table:table-cell table:formula="of:=[.B26]&amp;[.C26]&amp;[.D26]" office:value-type="string" office:string-value="assisted-nodropoutTrainingF1" calcext:value-type="string">
            <text:p>assisted-nodropoutTrainingF1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24" calcext:value-type="float">
            <text:p>0.9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964" calcext:value-type="float">
            <text:p>0.964</text:p>
          </table:table-cell>
          <table:table-cell office:value-type="float" office:value="0.922" calcext:value-type="float">
            <text:p>0.922</text:p>
          </table:table-cell>
          <table:table-cell office:value-type="float" office:value="0.879" calcext:value-type="float">
            <text:p>0.879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42" calcext:value-type="float">
            <text:p>0.842</text:p>
          </table:table-cell>
          <table:table-cell office:value-type="float" office:value="0.924" calcext:value-type="float">
            <text:p>0.924</text:p>
          </table:table-cell>
          <table:table-cell table:number-columns-repeated="1005"/>
        </table:table-row>
        <table:table-row table:style-name="ro2">
          <table:table-cell table:formula="of:=[.B27]&amp;[.C27]&amp;[.D27]" office:value-type="string" office:string-value="assisted-nodropoutValidationActual" calcext:value-type="string">
            <text:p>assisted-nodropoutValidationActual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Actual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formula="of:=[.B28]&amp;[.C28]&amp;[.D28]" office:value-type="string" office:string-value="assisted-nodropoutValidationPredictions" calcext:value-type="string">
            <text:p>assisted-nodropoutValidationPredictions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redictions</text:p>
          </table:table-cell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formula="of:=[.B29]&amp;[.C29]&amp;[.D29]" office:value-type="string" office:string-value="assisted-nodropoutValidationPrecision" calcext:value-type="string">
            <text:p>assisted-nodropoutValidationPrecision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recision</text:p>
          </table:table-cell>
          <table:table-cell office:value-type="float" office:value="0.71" calcext:value-type="float">
            <text:p>0.71</text:p>
          </table:table-cell>
          <table:table-cell office:value-type="float" office:value="0.718" calcext:value-type="float">
            <text:p>0.718</text:p>
          </table:table-cell>
          <table:table-cell office:value-type="float" office:value="0.876" calcext:value-type="float">
            <text:p>0.876</text:p>
          </table:table-cell>
          <table:table-cell office:value-type="float" office:value="0.659" calcext:value-type="float">
            <text:p>0.6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492" calcext:value-type="float">
            <text:p>0.492</text:p>
          </table:table-cell>
          <table:table-cell office:value-type="float" office:value="0.829" calcext:value-type="float">
            <text:p>0.829</text:p>
          </table:table-cell>
          <table:table-cell office:value-type="float" office:value="0.739" calcext:value-type="float">
            <text:p>0.739</text:p>
          </table:table-cell>
          <table:table-cell office:value-type="float" office:value="0.333" calcext:value-type="float">
            <text:p>0.333</text:p>
          </table:table-cell>
          <table:table-cell office:value-type="float" office:value="0.688" calcext:value-type="float">
            <text:p>0.688</text:p>
          </table:table-cell>
          <table:table-cell office:value-type="float" office:value="0.5" calcext:value-type="float">
            <text:p>0.5</text:p>
          </table:table-cell>
          <table:table-cell office:value-type="float" office:value="0.722" calcext:value-type="float">
            <text:p>0.72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3" calcext:value-type="float">
            <text:p>0.583</text:p>
          </table:table-cell>
          <table:table-cell table:number-columns-repeated="1005"/>
        </table:table-row>
        <table:table-row table:style-name="ro2">
          <table:table-cell table:formula="of:=[.B30]&amp;[.C30]&amp;[.D30]" office:value-type="string" office:string-value="assisted-nodropoutValidationRecall" calcext:value-type="string">
            <text:p>assisted-nodropoutValidationRecall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Recall</text:p>
          </table:table-cell>
          <table:table-cell office:value-type="float" office:value="0.74" calcext:value-type="float">
            <text:p>0.74</text:p>
          </table:table-cell>
          <table:table-cell office:value-type="float" office:value="0.635" calcext:value-type="float">
            <text:p>0.635</text:p>
          </table:table-cell>
          <table:table-cell office:value-type="float" office:value="0.941" calcext:value-type="float">
            <text:p>0.941</text:p>
          </table:table-cell>
          <table:table-cell office:value-type="float" office:value="0.871" calcext:value-type="float">
            <text:p>0.871</text:p>
          </table:table-cell>
          <table:table-cell office:value-type="float" office:value="0.672" calcext:value-type="float">
            <text:p>0.672</text:p>
          </table:table-cell>
          <table:table-cell office:value-type="float" office:value="0.638" calcext:value-type="float">
            <text:p>0.638</text:p>
          </table:table-cell>
          <table:table-cell office:value-type="float" office:value="0.829" calcext:value-type="float">
            <text:p>0.829</text:p>
          </table:table-cell>
          <table:table-cell office:value-type="float" office:value="0.436" calcext:value-type="float">
            <text:p>0.436</text:p>
          </table:table-cell>
          <table:table-cell office:value-type="float" office:value="0.297" calcext:value-type="float">
            <text:p>0.297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538" calcext:value-type="float">
            <text:p>0.538</text:p>
          </table:table-cell>
          <table:table-cell table:number-columns-repeated="1005"/>
        </table:table-row>
        <table:table-row table:style-name="ro2">
          <table:table-cell table:formula="of:=[.B31]&amp;[.C31]&amp;[.D31]" office:value-type="string" office:string-value="assisted-nodropoutValidationF1" calcext:value-type="string">
            <text:p>assisted-nodropoutValidationF1</text:p>
          </table:table-cell>
          <table:table-cell office:value-type="string" calcext:value-type="string">
            <text:p>assisted-no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F1</text:p>
          </table:table-cell>
          <table:table-cell office:value-type="float" office:value="0.725" calcext:value-type="float">
            <text:p>0.7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908" calcext:value-type="float">
            <text:p>0.908</text:p>
          </table:table-cell>
          <table:table-cell office:value-type="float" office:value="0.75" calcext:value-type="float">
            <text:p>0.75</text:p>
          </table:table-cell>
          <table:table-cell office:value-type="float" office:value="0.632" calcext:value-type="float">
            <text:p>0.632</text:p>
          </table:table-cell>
          <table:table-cell office:value-type="float" office:value="0.556" calcext:value-type="float">
            <text:p>0.556</text:p>
          </table:table-cell>
          <table:table-cell office:value-type="float" office:value="0.829" calcext:value-type="float">
            <text:p>0.829</text:p>
          </table:table-cell>
          <table:table-cell office:value-type="float" office:value="0.548" calcext:value-type="float">
            <text:p>0.548</text:p>
          </table:table-cell>
          <table:table-cell office:value-type="float" office:value="0.314" calcext:value-type="float">
            <text:p>0.314</text:p>
          </table:table-cell>
          <table:table-cell office:value-type="float" office:value="0.579" calcext:value-type="float">
            <text:p>0.579</text:p>
          </table:table-cell>
          <table:table-cell office:value-type="float" office:value="0.51" calcext:value-type="float">
            <text:p>0.51</text:p>
          </table:table-cell>
          <table:table-cell office:value-type="float" office:value="0.839" calcext:value-type="float">
            <text:p>0.83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1" calcext:value-type="float">
            <text:p>0.261</text:p>
          </table:table-cell>
          <table:table-cell office:value-type="float" office:value="0.56" calcext:value-type="float">
            <text:p>0.56</text:p>
          </table:table-cell>
          <table:table-cell table:number-columns-repeated="1005"/>
        </table:table-row>
        <table:table-row table:style-name="ro2">
          <table:table-cell table:formula="of:=[.B32]&amp;[.C32]&amp;[.D32]" office:value-type="string" office:string-value="assisted-dropoutTrainingActual" calcext:value-type="string">
            <text:p>assisted-dropoutTrainingActual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ctual</text:p>
          </table:table-cell>
          <table:table-cell office:value-type="float" office:value="3677" calcext:value-type="float">
            <text:p>3677</text:p>
          </table:table-cell>
          <table:table-cell office:value-type="float" office:value="5582" calcext:value-type="float">
            <text:p>5582</text:p>
          </table:table-cell>
          <table:table-cell office:value-type="float" office:value="4406" calcext:value-type="float">
            <text:p>4406</text:p>
          </table:table-cell>
          <table:table-cell office:value-type="float" office:value="1733" calcext:value-type="float">
            <text:p>1733</text:p>
          </table:table-cell>
          <table:table-cell office:value-type="float" office:value="1455" calcext:value-type="float">
            <text:p>1455</text:p>
          </table:table-cell>
          <table:table-cell office:value-type="float" office:value="1133" calcext:value-type="float">
            <text:p>1133</text:p>
          </table:table-cell>
          <table:table-cell office:value-type="float" office:value="952" calcext:value-type="float">
            <text:p>952</text:p>
          </table:table-cell>
          <table:table-cell office:value-type="float" office:value="902" calcext:value-type="float">
            <text:p>902</text:p>
          </table:table-cell>
          <table:table-cell office:value-type="float" office:value="687" calcext:value-type="float">
            <text:p>687</text:p>
          </table:table-cell>
          <table:table-cell office:value-type="float" office:value="505" calcext:value-type="float">
            <text:p>505</text:p>
          </table:table-cell>
          <table:table-cell office:value-type="float" office:value="385" calcext:value-type="float">
            <text:p>385</text:p>
          </table:table-cell>
          <table:table-cell office:value-type="float" office:value="373" calcext:value-type="float">
            <text:p>373</text:p>
          </table:table-cell>
          <table:table-cell office:value-type="float" office:value="339" calcext:value-type="float">
            <text:p>339</text:p>
          </table:table-cell>
          <table:table-cell office:value-type="float" office:value="304" calcext:value-type="float">
            <text:p>304</text:p>
          </table:table-cell>
          <table:table-cell office:value-type="float" office:value="263" calcext:value-type="float">
            <text:p>263</text:p>
          </table:table-cell>
          <table:table-cell table:number-columns-repeated="1005"/>
        </table:table-row>
        <table:table-row table:style-name="ro2">
          <table:table-cell table:formula="of:=[.B33]&amp;[.C33]&amp;[.D33]" office:value-type="string" office:string-value="assisted-dropoutTrainingPredictions" calcext:value-type="string">
            <text:p>assisted-dropoutTrainingPredictions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dictions</text:p>
          </table:table-cell>
          <table:table-cell office:value-type="float" office:value="3668" calcext:value-type="float">
            <text:p>3668</text:p>
          </table:table-cell>
          <table:table-cell office:value-type="float" office:value="5580" calcext:value-type="float">
            <text:p>5580</text:p>
          </table:table-cell>
          <table:table-cell office:value-type="float" office:value="4406" calcext:value-type="float">
            <text:p>4406</text:p>
          </table:table-cell>
          <table:table-cell office:value-type="float" office:value="1733" calcext:value-type="float">
            <text:p>1733</text:p>
          </table:table-cell>
          <table:table-cell office:value-type="float" office:value="1450" calcext:value-type="float">
            <text:p>1450</text:p>
          </table:table-cell>
          <table:table-cell office:value-type="float" office:value="1135" calcext:value-type="float">
            <text:p>1135</text:p>
          </table:table-cell>
          <table:table-cell office:value-type="float" office:value="952" calcext:value-type="float">
            <text:p>952</text:p>
          </table:table-cell>
          <table:table-cell office:value-type="float" office:value="912" calcext:value-type="float">
            <text:p>912</text:p>
          </table:table-cell>
          <table:table-cell office:value-type="float" office:value="692" calcext:value-type="float">
            <text:p>692</text:p>
          </table:table-cell>
          <table:table-cell office:value-type="float" office:value="505" calcext:value-type="float">
            <text:p>505</text:p>
          </table:table-cell>
          <table:table-cell office:value-type="float" office:value="385" calcext:value-type="float">
            <text:p>385</text:p>
          </table:table-cell>
          <table:table-cell office:value-type="float" office:value="373" calcext:value-type="float">
            <text:p>373</text:p>
          </table:table-cell>
          <table:table-cell office:value-type="float" office:value="339" calcext:value-type="float">
            <text:p>339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number-columns-repeated="1005"/>
        </table:table-row>
        <table:table-row table:style-name="ro2">
          <table:table-cell table:formula="of:=[.B34]&amp;[.C34]&amp;[.D34]" office:value-type="string" office:string-value="assisted-dropoutTrainingPrecision" calcext:value-type="string">
            <text:p>assisted-dropoutTrainingPrecision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cisio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formula="of:=[.B35]&amp;[.C35]&amp;[.D35]" office:value-type="string" office:string-value="assisted-dropoutTrainingRecall" calcext:value-type="string">
            <text:p>assisted-dropoutTrainingRecall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Recall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9" calcext:value-type="float">
            <text:p>0.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96" calcext:value-type="float">
            <text:p>0.996</text:p>
          </table:table-cell>
          <table:table-cell table:number-columns-repeated="1005"/>
        </table:table-row>
        <table:table-row table:style-name="ro2">
          <table:table-cell table:formula="of:=[.B36]&amp;[.C36]&amp;[.D36]" office:value-type="string" office:string-value="assisted-dropoutTrainingF1" calcext:value-type="string">
            <text:p>assisted-dropoutTrainingF1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F1</text:p>
          </table:table-cell>
          <table:table-cell office:value-type="float" office:value="0.999" calcext:value-type="float">
            <text:p>0.9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" calcext:value-type="float">
            <text:p>0.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98" calcext:value-type="float">
            <text:p>0.998</text:p>
          </table:table-cell>
          <table:table-cell table:number-columns-repeated="1005"/>
        </table:table-row>
        <table:table-row table:style-name="ro2">
          <table:table-cell table:formula="of:=[.B37]&amp;[.C37]&amp;[.D37]" office:value-type="string" office:string-value="assisted-dropoutValidationActual" calcext:value-type="string">
            <text:p>assisted-dropoutValidationActual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Actual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formula="of:=[.B38]&amp;[.C38]&amp;[.D38]" office:value-type="string" office:string-value="assisted-dropoutValidationPredictions" calcext:value-type="string">
            <text:p>assisted-dropoutValidationPredictions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redictions</text:p>
          </table:table-cell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2">
          <table:table-cell table:formula="of:=[.B39]&amp;[.C39]&amp;[.D39]" office:value-type="string" office:string-value="assisted-dropoutValidationPrecision" calcext:value-type="string">
            <text:p>assisted-dropoutValidationPrecision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recision</text:p>
          </table:table-cell>
          <table:table-cell office:value-type="float" office:value="0.833" calcext:value-type="float">
            <text:p>0.833</text:p>
          </table:table-cell>
          <table:table-cell office:value-type="float" office:value="0.698" calcext:value-type="float">
            <text:p>0.698</text:p>
          </table:table-cell>
          <table:table-cell office:value-type="float" office:value="0.897" calcext:value-type="float">
            <text:p>0.897</text:p>
          </table:table-cell>
          <table:table-cell office:value-type="float" office:value="0.779" calcext:value-type="float">
            <text:p>0.779</text:p>
          </table:table-cell>
          <table:table-cell office:value-type="float" office:value="0.654" calcext:value-type="float">
            <text:p>0.654</text:p>
          </table:table-cell>
          <table:table-cell office:value-type="float" office:value="0.481" calcext:value-type="float">
            <text:p>0.481</text:p>
          </table:table-cell>
          <table:table-cell office:value-type="float" office:value="0.848" calcext:value-type="float">
            <text:p>0.848</text:p>
          </table:table-cell>
          <table:table-cell office:value-type="float" office:value="0.722" calcext:value-type="float">
            <text:p>0.722</text:p>
          </table:table-cell>
          <table:table-cell office:value-type="float" office:value="0.341" calcext:value-type="float">
            <text:p>0.341</text:p>
          </table:table-cell>
          <table:table-cell office:value-type="float" office:value="0.588" calcext:value-type="float">
            <text:p>0.588</text:p>
          </table:table-cell>
          <table:table-cell office:value-type="float" office:value="0.773" calcext:value-type="float">
            <text:p>0.773</text:p>
          </table:table-cell>
          <table:table-cell office:value-type="float" office:value="0.75" calcext:value-type="float">
            <text:p>0.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583" calcext:value-type="float">
            <text:p>0.583</text:p>
          </table:table-cell>
          <table:table-cell office:value-type="float" office:value="0.667" calcext:value-type="float">
            <text:p>0.667</text:p>
          </table:table-cell>
          <table:table-cell table:number-columns-repeated="1005"/>
        </table:table-row>
        <table:table-row table:style-name="ro2">
          <table:table-cell table:formula="of:=[.B40]&amp;[.C40]&amp;[.D40]" office:value-type="string" office:string-value="assisted-dropoutValidationRecall" calcext:value-type="string">
            <text:p>assisted-dropoutValidationRecall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Recall</text:p>
          </table:table-cell>
          <table:table-cell office:value-type="float" office:value="0.74" calcext:value-type="float">
            <text:p>0.74</text:p>
          </table:table-cell>
          <table:table-cell office:value-type="float" office:value="0.766" calcext:value-type="float">
            <text:p>0.766</text:p>
          </table:table-cell>
          <table:table-cell office:value-type="float" office:value="0.926" calcext:value-type="float">
            <text:p>0.926</text:p>
          </table:table-cell>
          <table:table-cell office:value-type="float" office:value="0.855" calcext:value-type="float">
            <text:p>0.8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2" calcext:value-type="float">
            <text:p>0.532</text:p>
          </table:table-cell>
          <table:table-cell office:value-type="float" office:value="0.951" calcext:value-type="float">
            <text:p>0.9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405" calcext:value-type="float">
            <text:p>0.4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8" calcext:value-type="float">
            <text:p>0.68</text:p>
          </table:table-cell>
          <table:table-cell office:value-type="float" office:value="0.923" calcext:value-type="float">
            <text:p>0.923</text:p>
          </table:table-cell>
          <table:table-cell office:value-type="float" office:value="0.19" calcext:value-type="float">
            <text:p>0.19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2" calcext:value-type="float">
            <text:p>0.462</text:p>
          </table:table-cell>
          <table:table-cell table:number-columns-repeated="1005"/>
        </table:table-row>
        <table:table-row table:style-name="ro2">
          <table:table-cell table:formula="of:=[.B41]&amp;[.C41]&amp;[.D41]" office:value-type="string" office:string-value="assisted-dropoutValidationF1" calcext:value-type="string">
            <text:p>assisted-dropoutValidationF1</text:p>
          </table:table-cell>
          <table:table-cell office:value-type="string" calcext:value-type="string">
            <text:p>assisted-dropout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F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3" calcext:value-type="float">
            <text:p>0.73</text:p>
          </table:table-cell>
          <table:table-cell office:value-type="float" office:value="0.911" calcext:value-type="float">
            <text:p>0.911</text:p>
          </table:table-cell>
          <table:table-cell office:value-type="float" office:value="0.815" calcext:value-type="float">
            <text:p>0.815</text:p>
          </table:table-cell>
          <table:table-cell office:value-type="float" office:value="0.586" calcext:value-type="float">
            <text:p>0.586</text:p>
          </table:table-cell>
          <table:table-cell office:value-type="float" office:value="0.505" calcext:value-type="float">
            <text:p>0.505</text:p>
          </table:table-cell>
          <table:table-cell office:value-type="float" office:value="0.897" calcext:value-type="float">
            <text:p>0.897</text:p>
          </table:table-cell>
          <table:table-cell office:value-type="float" office:value="0.693" calcext:value-type="float">
            <text:p>0.693</text:p>
          </table:table-cell>
          <table:table-cell office:value-type="float" office:value="0.37" calcext:value-type="float">
            <text:p>0.37</text:p>
          </table:table-cell>
          <table:table-cell office:value-type="float" office:value="0.513" calcext:value-type="float">
            <text:p>0.513</text:p>
          </table:table-cell>
          <table:table-cell office:value-type="float" office:value="0.723" calcext:value-type="float">
            <text:p>0.723</text:p>
          </table:table-cell>
          <table:table-cell office:value-type="float" office:value="0.828" calcext:value-type="float">
            <text:p>0.8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19" calcext:value-type="float">
            <text:p>0.519</text:p>
          </table:table-cell>
          <table:table-cell office:value-type="float" office:value="0.545" calcext:value-type="float">
            <text:p>0.545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_unk</text:p>
          </table:table-cell>
          <table:table-cell office:value-type="string" calcext:value-type="string">
            <text:p>/location/location/containedby</text:p>
          </table:table-cell>
          <table:table-cell office:value-type="string" calcext:value-type="string">
            <text:p>/business/person/company</text:p>
          </table:table-cell>
          <table:table-cell office:value-type="string" calcext:value-type="string">
            <text:p>/people/person/nationality</text:p>
          </table:table-cell>
          <table:table-cell office:value-type="string" calcext:value-type="string">
            <text:p>/people/person/place_lived</text:p>
          </table:table-cell>
          <table:table-cell office:value-type="string" calcext:value-type="string">
            <text:p>/location/neighborhood/neighborhood_of</text:p>
          </table:table-cell>
          <table:table-cell office:value-type="string" calcext:value-type="string">
            <text:p>/organization/parent/child</text:p>
          </table:table-cell>
          <table:table-cell office:value-type="string" calcext:value-type="string">
            <text:p>/book/author/works_written</text:p>
          </table:table-cell>
          <table:table-cell office:value-type="string" calcext:value-type="string">
            <text:p>/people/person/place_of_birth</text:p>
          </table:table-cell>
          <table:table-cell office:value-type="string" calcext:value-type="string">
            <text:p>/people/deceased_person/place_of_death</text:p>
          </table:table-cell>
          <table:table-cell office:value-type="string" calcext:value-type="string">
            <text:p>/location/country/administrative_divisions</text:p>
          </table:table-cell>
          <table:table-cell office:value-type="string" calcext:value-type="string">
            <text:p>/media_common/netflix_genre/titles</text:p>
          </table:table-cell>
          <table:table-cell office:value-type="string" calcext:value-type="string">
            <text:p>/book/book_edition/place_of_publication</text:p>
          </table:table-cell>
          <table:table-cell office:value-type="string" calcext:value-type="string">
            <text:p>/book/written_work/subjects</text:p>
          </table:table-cell>
          <table:table-cell office:value-type="string" calcext:value-type="string">
            <text:p>/business/company/place_founded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aseline-nodropou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recision</text:p>
          </table:table-cell>
          <table:table-cell table:formula="of:=INDEX([.E$2:.E$41];MATCH([.$B45]&amp;[.$C45]&amp;[.$D45];[.$A$2:.$A$41];0))" office:value-type="float" office:value="0.906" calcext:value-type="float">
            <text:p>0.906</text:p>
          </table:table-cell>
          <table:table-cell table:formula="of:=INDEX([.F$2:.F$41];MATCH([.$B45]&amp;[.$C45]&amp;[.$D45];[.$A$2:.$A$41];0))" office:value-type="float" office:value="0.954" calcext:value-type="float">
            <text:p>0.954</text:p>
          </table:table-cell>
          <table:table-cell table:formula="of:=INDEX([.G$2:.G$41];MATCH([.$B45]&amp;[.$C45]&amp;[.$D45];[.$A$2:.$A$41];0))" office:value-type="float" office:value="0.962" calcext:value-type="float">
            <text:p>0.962</text:p>
          </table:table-cell>
          <table:table-cell table:formula="of:=INDEX([.H$2:.H$41];MATCH([.$B45]&amp;[.$C45]&amp;[.$D45];[.$A$2:.$A$41];0))" office:value-type="float" office:value="0.977" calcext:value-type="float">
            <text:p>0.977</text:p>
          </table:table-cell>
          <table:table-cell table:formula="of:=INDEX([.I$2:.I$41];MATCH([.$B45]&amp;[.$C45]&amp;[.$D45];[.$A$2:.$A$41];0))" office:value-type="float" office:value="0.906" calcext:value-type="float">
            <text:p>0.906</text:p>
          </table:table-cell>
          <table:table-cell table:formula="of:=INDEX([.J$2:.J$41];MATCH([.$B45]&amp;[.$C45]&amp;[.$D45];[.$A$2:.$A$41];0))" office:value-type="float" office:value="0.82" calcext:value-type="float">
            <text:p>0.82</text:p>
          </table:table-cell>
          <table:table-cell table:formula="of:=INDEX([.K$2:.K$41];MATCH([.$B45]&amp;[.$C45]&amp;[.$D45];[.$A$2:.$A$41];0))" office:value-type="float" office:value="0.92" calcext:value-type="float">
            <text:p>0.92</text:p>
          </table:table-cell>
          <table:table-cell table:formula="of:=INDEX([.L$2:.L$41];MATCH([.$B45]&amp;[.$C45]&amp;[.$D45];[.$A$2:.$A$41];0))" office:value-type="float" office:value="0.93" calcext:value-type="float">
            <text:p>0.93</text:p>
          </table:table-cell>
          <table:table-cell table:formula="of:=INDEX([.M$2:.M$41];MATCH([.$B45]&amp;[.$C45]&amp;[.$D45];[.$A$2:.$A$41];0))" office:value-type="float" office:value="0.903" calcext:value-type="float">
            <text:p>0.903</text:p>
          </table:table-cell>
          <table:table-cell table:formula="of:=INDEX([.N$2:.N$41];MATCH([.$B45]&amp;[.$C45]&amp;[.$D45];[.$A$2:.$A$41];0))" office:value-type="float" office:value="0.961" calcext:value-type="float">
            <text:p>0.961</text:p>
          </table:table-cell>
          <table:table-cell table:formula="of:=INDEX([.O$2:.O$41];MATCH([.$B45]&amp;[.$C45]&amp;[.$D45];[.$A$2:.$A$41];0))" office:value-type="float" office:value="0.762" calcext:value-type="float">
            <text:p>0.762</text:p>
          </table:table-cell>
          <table:table-cell table:formula="of:=INDEX([.P$2:.P$41];MATCH([.$B45]&amp;[.$C45]&amp;[.$D45];[.$A$2:.$A$41];0))" office:value-type="float" office:value="0.968" calcext:value-type="float">
            <text:p>0.968</text:p>
          </table:table-cell>
          <table:table-cell table:formula="of:=INDEX([.Q$2:.Q$41];MATCH([.$B45]&amp;[.$C45]&amp;[.$D45];[.$A$2:.$A$41];0))" office:value-type="float" office:value="0.896" calcext:value-type="float">
            <text:p>0.896</text:p>
          </table:table-cell>
          <table:table-cell table:formula="of:=INDEX([.R$2:.R$41];MATCH([.$B45]&amp;[.$C45]&amp;[.$D45];[.$A$2:.$A$41];0))" office:value-type="float" office:value="0.917" calcext:value-type="float">
            <text:p>0.917</text:p>
          </table:table-cell>
          <table:table-cell table:formula="of:=INDEX([.S$2:.S$41];MATCH([.$B45]&amp;[.$C45]&amp;[.$D45];[.$A$2:.$A$41];0))" office:value-type="float" office:value="0.901" calcext:value-type="float">
            <text:p>0.90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aseline-dropout</text:p>
          </table:table-cell>
          <table:table-cell table:formula="of:=[.C45]" office:value-type="string" office:string-value="Training" calcext:value-type="string">
            <text:p>Training</text:p>
          </table:table-cell>
          <table:table-cell table:formula="of:=[.D45]" office:value-type="string" office:string-value="Precision" calcext:value-type="string">
            <text:p>Precision</text:p>
          </table:table-cell>
          <table:table-cell table:formula="of:=INDEX([.E$2:.E$41];MATCH([.$B46]&amp;[.$C46]&amp;[.$D46];[.$A$2:.$A$41];0))" office:value-type="float" office:value="0.999" calcext:value-type="float">
            <text:p>0.999</text:p>
          </table:table-cell>
          <table:table-cell table:formula="of:=INDEX([.F$2:.F$41];MATCH([.$B46]&amp;[.$C46]&amp;[.$D46];[.$A$2:.$A$41];0))" office:value-type="float" office:value="0.999" calcext:value-type="float">
            <text:p>0.999</text:p>
          </table:table-cell>
          <table:table-cell table:formula="of:=INDEX([.G$2:.G$41];MATCH([.$B46]&amp;[.$C46]&amp;[.$D46];[.$A$2:.$A$41];0))" office:value-type="float" office:value="0.999" calcext:value-type="float">
            <text:p>0.999</text:p>
          </table:table-cell>
          <table:table-cell table:formula="of:=INDEX([.H$2:.H$41];MATCH([.$B46]&amp;[.$C46]&amp;[.$D46];[.$A$2:.$A$41];0))" office:value-type="float" office:value="0.999" calcext:value-type="float">
            <text:p>0.999</text:p>
          </table:table-cell>
          <table:table-cell table:formula="of:=INDEX([.I$2:.I$41];MATCH([.$B46]&amp;[.$C46]&amp;[.$D46];[.$A$2:.$A$41];0))" office:value-type="float" office:value="0.998" calcext:value-type="float">
            <text:p>0.998</text:p>
          </table:table-cell>
          <table:table-cell table:formula="of:=INDEX([.J$2:.J$41];MATCH([.$B46]&amp;[.$C46]&amp;[.$D46];[.$A$2:.$A$41];0))" office:value-type="float" office:value="0.992" calcext:value-type="float">
            <text:p>0.992</text:p>
          </table:table-cell>
          <table:table-cell table:formula="of:=INDEX([.K$2:.K$41];MATCH([.$B46]&amp;[.$C46]&amp;[.$D46];[.$A$2:.$A$41];0))" office:value-type="float" office:value="0.999" calcext:value-type="float">
            <text:p>0.999</text:p>
          </table:table-cell>
          <table:table-cell table:formula="of:=INDEX([.L$2:.L$41];MATCH([.$B46]&amp;[.$C46]&amp;[.$D46];[.$A$2:.$A$41];0))" office:value-type="float" office:value="0.989" calcext:value-type="float">
            <text:p>0.989</text:p>
          </table:table-cell>
          <table:table-cell table:formula="of:=INDEX([.M$2:.M$41];MATCH([.$B46]&amp;[.$C46]&amp;[.$D46];[.$A$2:.$A$41];0))" office:value-type="float" office:value="0.984" calcext:value-type="float">
            <text:p>0.984</text:p>
          </table:table-cell>
          <table:table-cell table:formula="of:=INDEX([.N$2:.N$41];MATCH([.$B46]&amp;[.$C46]&amp;[.$D46];[.$A$2:.$A$41];0))" office:value-type="float" office:value="0.998" calcext:value-type="float">
            <text:p>0.998</text:p>
          </table:table-cell>
          <table:table-cell table:formula="of:=INDEX([.O$2:.O$41];MATCH([.$B46]&amp;[.$C46]&amp;[.$D46];[.$A$2:.$A$41];0))" office:value-type="float" office:value="1" calcext:value-type="float">
            <text:p>1</text:p>
          </table:table-cell>
          <table:table-cell table:formula="of:=INDEX([.P$2:.P$41];MATCH([.$B46]&amp;[.$C46]&amp;[.$D46];[.$A$2:.$A$41];0))" office:value-type="float" office:value="0.995" calcext:value-type="float">
            <text:p>0.995</text:p>
          </table:table-cell>
          <table:table-cell table:formula="of:=INDEX([.Q$2:.Q$41];MATCH([.$B46]&amp;[.$C46]&amp;[.$D46];[.$A$2:.$A$41];0))" office:value-type="float" office:value="1" calcext:value-type="float">
            <text:p>1</text:p>
          </table:table-cell>
          <table:table-cell table:formula="of:=INDEX([.R$2:.R$41];MATCH([.$B46]&amp;[.$C46]&amp;[.$D46];[.$A$2:.$A$41];0))" office:value-type="float" office:value="0.993" calcext:value-type="float">
            <text:p>0.993</text:p>
          </table:table-cell>
          <table:table-cell table:formula="of:=INDEX([.S$2:.S$41];MATCH([.$B46]&amp;[.$C46]&amp;[.$D46];[.$A$2:.$A$41];0)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ssisted-nodropout</text:p>
          </table:table-cell>
          <table:table-cell table:formula="of:=[.C46]" office:value-type="string" office:string-value="Training" calcext:value-type="string">
            <text:p>Training</text:p>
          </table:table-cell>
          <table:table-cell table:formula="of:=[.D46]" office:value-type="string" office:string-value="Precision" calcext:value-type="string">
            <text:p>Precision</text:p>
          </table:table-cell>
          <table:table-cell table:formula="of:=INDEX([.E$2:.E$41];MATCH([.$B47]&amp;[.$C47]&amp;[.$D47];[.$A$2:.$A$41];0))" office:value-type="float" office:value="0.923" calcext:value-type="float">
            <text:p>0.923</text:p>
          </table:table-cell>
          <table:table-cell table:formula="of:=INDEX([.F$2:.F$41];MATCH([.$B47]&amp;[.$C47]&amp;[.$D47];[.$A$2:.$A$41];0))" office:value-type="float" office:value="0.979" calcext:value-type="float">
            <text:p>0.979</text:p>
          </table:table-cell>
          <table:table-cell table:formula="of:=INDEX([.G$2:.G$41];MATCH([.$B47]&amp;[.$C47]&amp;[.$D47];[.$A$2:.$A$41];0))" office:value-type="float" office:value="0.95" calcext:value-type="float">
            <text:p>0.95</text:p>
          </table:table-cell>
          <table:table-cell table:formula="of:=INDEX([.H$2:.H$41];MATCH([.$B47]&amp;[.$C47]&amp;[.$D47];[.$A$2:.$A$41];0))" office:value-type="float" office:value="0.955" calcext:value-type="float">
            <text:p>0.955</text:p>
          </table:table-cell>
          <table:table-cell table:formula="of:=INDEX([.I$2:.I$41];MATCH([.$B47]&amp;[.$C47]&amp;[.$D47];[.$A$2:.$A$41];0))" office:value-type="float" office:value="0.897" calcext:value-type="float">
            <text:p>0.897</text:p>
          </table:table-cell>
          <table:table-cell table:formula="of:=INDEX([.J$2:.J$41];MATCH([.$B47]&amp;[.$C47]&amp;[.$D47];[.$A$2:.$A$41];0))" office:value-type="float" office:value="0.837" calcext:value-type="float">
            <text:p>0.837</text:p>
          </table:table-cell>
          <table:table-cell table:formula="of:=INDEX([.K$2:.K$41];MATCH([.$B47]&amp;[.$C47]&amp;[.$D47];[.$A$2:.$A$41];0))" office:value-type="float" office:value="0.984" calcext:value-type="float">
            <text:p>0.984</text:p>
          </table:table-cell>
          <table:table-cell table:formula="of:=INDEX([.L$2:.L$41];MATCH([.$B47]&amp;[.$C47]&amp;[.$D47];[.$A$2:.$A$41];0))" office:value-type="float" office:value="0.967" calcext:value-type="float">
            <text:p>0.967</text:p>
          </table:table-cell>
          <table:table-cell table:formula="of:=INDEX([.M$2:.M$41];MATCH([.$B47]&amp;[.$C47]&amp;[.$D47];[.$A$2:.$A$41];0))" office:value-type="float" office:value="0.884" calcext:value-type="float">
            <text:p>0.884</text:p>
          </table:table-cell>
          <table:table-cell table:formula="of:=INDEX([.N$2:.N$41];MATCH([.$B47]&amp;[.$C47]&amp;[.$D47];[.$A$2:.$A$41];0))" office:value-type="float" office:value="0.966" calcext:value-type="float">
            <text:p>0.966</text:p>
          </table:table-cell>
          <table:table-cell table:formula="of:=INDEX([.O$2:.O$41];MATCH([.$B47]&amp;[.$C47]&amp;[.$D47];[.$A$2:.$A$41];0))" office:value-type="float" office:value="0.912" calcext:value-type="float">
            <text:p>0.912</text:p>
          </table:table-cell>
          <table:table-cell table:formula="of:=INDEX([.P$2:.P$41];MATCH([.$B47]&amp;[.$C47]&amp;[.$D47];[.$A$2:.$A$41];0))" office:value-type="float" office:value="0.931" calcext:value-type="float">
            <text:p>0.931</text:p>
          </table:table-cell>
          <table:table-cell table:formula="of:=INDEX([.Q$2:.Q$41];MATCH([.$B47]&amp;[.$C47]&amp;[.$D47];[.$A$2:.$A$41];0))" office:value-type="float" office:value="0.802" calcext:value-type="float">
            <text:p>0.802</text:p>
          </table:table-cell>
          <table:table-cell table:formula="of:=INDEX([.R$2:.R$41];MATCH([.$B47]&amp;[.$C47]&amp;[.$D47];[.$A$2:.$A$41];0))" office:value-type="float" office:value="0.915" calcext:value-type="float">
            <text:p>0.915</text:p>
          </table:table-cell>
          <table:table-cell table:formula="of:=INDEX([.S$2:.S$41];MATCH([.$B47]&amp;[.$C47]&amp;[.$D47];[.$A$2:.$A$41];0))" office:value-type="float" office:value="0.902" calcext:value-type="float">
            <text:p>0.90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ssisted-dropout</text:p>
          </table:table-cell>
          <table:table-cell table:formula="of:=[.C47]" office:value-type="string" office:string-value="Training" calcext:value-type="string">
            <text:p>Training</text:p>
          </table:table-cell>
          <table:table-cell table:formula="of:=[.D47]" office:value-type="string" office:string-value="Precision" calcext:value-type="string">
            <text:p>Precision</text:p>
          </table:table-cell>
          <table:table-cell table:formula="of:=INDEX([.E$2:.E$41];MATCH([.$B48]&amp;[.$C48]&amp;[.$D48];[.$A$2:.$A$41];0))" office:value-type="float" office:value="1" calcext:value-type="float">
            <text:p>1</text:p>
          </table:table-cell>
          <table:table-cell table:formula="of:=INDEX([.F$2:.F$41];MATCH([.$B48]&amp;[.$C48]&amp;[.$D48];[.$A$2:.$A$41];0))" office:value-type="float" office:value="1" calcext:value-type="float">
            <text:p>1</text:p>
          </table:table-cell>
          <table:table-cell table:formula="of:=INDEX([.G$2:.G$41];MATCH([.$B48]&amp;[.$C48]&amp;[.$D48];[.$A$2:.$A$41];0))" office:value-type="float" office:value="1" calcext:value-type="float">
            <text:p>1</text:p>
          </table:table-cell>
          <table:table-cell table:formula="of:=INDEX([.H$2:.H$41];MATCH([.$B48]&amp;[.$C48]&amp;[.$D48];[.$A$2:.$A$41];0))" office:value-type="float" office:value="1" calcext:value-type="float">
            <text:p>1</text:p>
          </table:table-cell>
          <table:table-cell table:formula="of:=INDEX([.I$2:.I$41];MATCH([.$B48]&amp;[.$C48]&amp;[.$D48];[.$A$2:.$A$41];0))" office:value-type="float" office:value="1" calcext:value-type="float">
            <text:p>1</text:p>
          </table:table-cell>
          <table:table-cell table:formula="of:=INDEX([.J$2:.J$41];MATCH([.$B48]&amp;[.$C48]&amp;[.$D48];[.$A$2:.$A$41];0))" office:value-type="float" office:value="0.997" calcext:value-type="float">
            <text:p>0.997</text:p>
          </table:table-cell>
          <table:table-cell table:formula="of:=INDEX([.K$2:.K$41];MATCH([.$B48]&amp;[.$C48]&amp;[.$D48];[.$A$2:.$A$41];0))" office:value-type="float" office:value="1" calcext:value-type="float">
            <text:p>1</text:p>
          </table:table-cell>
          <table:table-cell table:formula="of:=INDEX([.L$2:.L$41];MATCH([.$B48]&amp;[.$C48]&amp;[.$D48];[.$A$2:.$A$41];0))" office:value-type="float" office:value="0.989" calcext:value-type="float">
            <text:p>0.989</text:p>
          </table:table-cell>
          <table:table-cell table:formula="of:=INDEX([.M$2:.M$41];MATCH([.$B48]&amp;[.$C48]&amp;[.$D48];[.$A$2:.$A$41];0))" office:value-type="float" office:value="0.993" calcext:value-type="float">
            <text:p>0.993</text:p>
          </table:table-cell>
          <table:table-cell table:formula="of:=INDEX([.N$2:.N$41];MATCH([.$B48]&amp;[.$C48]&amp;[.$D48];[.$A$2:.$A$41];0))" office:value-type="float" office:value="0.998" calcext:value-type="float">
            <text:p>0.998</text:p>
          </table:table-cell>
          <table:table-cell table:formula="of:=INDEX([.O$2:.O$41];MATCH([.$B48]&amp;[.$C48]&amp;[.$D48];[.$A$2:.$A$41];0))" office:value-type="float" office:value="1" calcext:value-type="float">
            <text:p>1</text:p>
          </table:table-cell>
          <table:table-cell table:formula="of:=INDEX([.P$2:.P$41];MATCH([.$B48]&amp;[.$C48]&amp;[.$D48];[.$A$2:.$A$41];0))" office:value-type="float" office:value="1" calcext:value-type="float">
            <text:p>1</text:p>
          </table:table-cell>
          <table:table-cell table:formula="of:=INDEX([.Q$2:.Q$41];MATCH([.$B48]&amp;[.$C48]&amp;[.$D48];[.$A$2:.$A$41];0))" office:value-type="float" office:value="1" calcext:value-type="float">
            <text:p>1</text:p>
          </table:table-cell>
          <table:table-cell table:formula="of:=INDEX([.R$2:.R$41];MATCH([.$B48]&amp;[.$C48]&amp;[.$D48];[.$A$2:.$A$41];0))" office:value-type="float" office:value="0.997" calcext:value-type="float">
            <text:p>0.997</text:p>
          </table:table-cell>
          <table:table-cell table:formula="of:=INDEX([.S$2:.S$41];MATCH([.$B48]&amp;[.$C48]&amp;[.$D48];[.$A$2:.$A$41];0))" office:value-type="float" office:value="1" calcext:value-type="float">
            <text:p>1</text:p>
          </table:table-cell>
          <table:table-cell table:number-columns-repeated="1005"/>
        </table:table-row>
      </table:table>
      <table:table table:name="Diagnostic" table:style-name="ta1"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2" office:value-type="string" calcext:value-type="string">
            <text:p>Relations l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_u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location/location/containedb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business/person/compa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people/person/national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people/person/place_li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location/neighborhood/neighborhood_o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organization/parent/chi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book/author/works_writ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people/person/place_of_bir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people/deceased_person/place_of_dea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location/country/administrative_divis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media_common/netflix_genre/tit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book/book_edition/place_of_publ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book/written_work/subjec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business/company/place_founded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For example , one director whose name has come up in preliminary discussions is James L. Barksdale , 59 , the former chief executive of Netscape and the former chief operating officer of Federal Express , people involved in the deliberations have said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James L. Barksdale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Netscape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, executive of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for example , one director whose name has come up in preliminary discussions is _enta , 00 , the former chief executive of _entb and the former chief operating officer of federal express , people involved in the deliberations have said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, executive of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, executive of _entb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Charles Moskos , a sociologist at Northwestern University and a frequent Pentagon consultant , said '' temporary insanity '' sometimes set in for soldiers and marines who daily watched their close friends die in battle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Charles Moskos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Northwestern University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, sociologist at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_enta , a sociologist at _entb and a frequent pentagon consultant , said '' temporary _unk '' sometimes set in for soldiers and marines who daily watched their close friends die in battle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, sociologist at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, sociologist at _entb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Incorrect – but actually the gold label is wrong too! <text:s/>We don't have a relation to properly capture th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George W. Bush , who went off to Texas to be an oil wildcatter , never had a chance to learn these lessons about the power of nuanced , fact-based analysis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George W. Bush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Texas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who go to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table:style-name="ce2"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_enta , who went off to _entb to be an oil _unk , never had a chance to learn these lessons about the power of _unk , _unk analysis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who go to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office:value-type="string" calcext:value-type="string">
            <text:p>I tensorflow/core/common_runtime/gpu/pool_allocator.cc</text:p>
          </table:table-cell>
          <table:table-cell office:value-type="string" calcext:value-type="string">
            <text:p>244] PoolAllocator</text:p>
          </table:table-cell>
          <table:table-cell office:value-type="string" calcext:value-type="string">
            <text:p><text:s/>After 9187 get requests, put_count=9154 evicted_count=1000 eviction_rate=0.109242 and unsatisfied allocation rate=0.123326</text:p>
          </table:table-cell>
        </table:table-row>
        <table:table-row table:style-name="ro2">
          <table:table-cell office:value-type="string" calcext:value-type="string">
            <text:p>I tensorflow/core/common_runtime/gpu/pool_allocator.cc</text:p>
          </table:table-cell>
          <table:table-cell office:value-type="string" calcext:value-type="string">
            <text:p>256] Raising pool_size_limit_ from 100 to 110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who go to _entb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table:style-name="ce2"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Correct predi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But the only cobblestones near the Cobble Hill section of Brooklyn -- one of the oldest residential neighborhoods in the borough -- can be found in a largely industrial area just west of the neighborhood on a street named Tiffany Place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Cobble Hill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Brooklyn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section of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location/neighborhood/neighborhood_of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but the only _unk near the _enta section of _entb -- one of the oldest residential neighborhoods in the borough -- can be found in a largely industrial area just west of the neighborhood on a street named tiffany place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section of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location/neighborhood/neighborhood_of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section of _entb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location/neighborhood/neighborhood_o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 – but the parsing of the short sentence has misfired for this example (in forming gold short sentences. <text:s/>RNN has learnt this behaviour correctly. Need to investigate.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Anthony Tommasini travel article on trip to fjord country of western Norway , starting at Bergen , where composer Edvard Grieg was born ; photos ; map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Edvard Grieg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Bergen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table:style-name="ce2" office:value-type="string" calcext:value-type="string">
            <text:p><text:s/>_entb who bear -&gt; nsubjpass -&gt; _enta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people/person/place_of_birth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anthony _unk travel article on trip to _unk country of western norway , starting at _entb , where composer _enta was born ; photos ; map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b who bear -&gt; nsubjpass -&gt; _enta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people/person/place_of_birth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table:style-name="ce2" office:value-type="string" calcext:value-type="string">
            <text:p><text:s/>_go _entb who bear -&gt; nsubjpass -&gt; _enta _eos _enta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people/person/place_of_birt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? <text:s/>This is a rare relation which is coded to _unk in source data. <text:s/>Predicted as _unk. <text:s/>Short sentence fails in this examp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Yet transferring a literary confection to the screen is a dicey proposition that can produce a wonderfully inspired Oscar winner like '' The English Patient , '' based on the novel by Michael Ondaatje , or dissolve into an energetically silly mess like '' Shining Through , '' the 1992 film version of Susan Isaacs 's popular novel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English Patient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Michael Ondaatje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base on novel by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table:style-name="ce2" office:value-type="string" calcext:value-type="string">
            <text:p><text:s/>/book/book_edition/author_editor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yet _unk a literary _unk to the screen is a _unk proposition that can produce a _unk inspired oscar winner like '' the _enta , '' based on the novel by _entb , or _unk into an _unk _unk mess like '' _unk through , '' the 0000 film version of susan _unk 's popular novel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base on novel by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table:style-name="ce2"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table:style-name="ce3" office:value-type="string" calcext:value-type="string">
            <text:p><text:s/>_go _enta base base _entb _eos _entb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table:style-name="ce2" office:value-type="string" calcext:value-type="string">
            <text:p><text:s/>_unk</text:p>
          </table:table-cell>
          <table:table-cell/>
        </table:table-row>
        <table:table-row table:style-name="ro2">
          <table:table-cell/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Similar example to above – rare relation &amp; short sentence fai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Black Book , '' the first feature from Paul Verhoeven in six years , has been chosen by the Netherlands as its candidate for the Academy Award for best foreign language film .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Black Book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Netherlands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was choose by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film/film/countr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_enta , '' the first feature from paul _unk in six years , has been chosen by the _entb as its candidate for the academy award for best foreign language film .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was choose by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win with _entb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Prediction does better than gold – neighbourhood_of is the appropriate relation he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Apartment fire in Crown Heights section of Brooklyn claims lives of three children , Darryl Wallace , Christian Riddel and Davel Riddel ; all were foster children cared for by Betty Ballard , who is also treated for minor burns , and her husband Carmello Ortiz ; map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Crown Heights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Brooklyn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section of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table:style-name="ce2"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apartment fire in _enta section of _entb claims lives of three children , _unk wallace , christian _unk and _unk _unk ; all were foster children cared for by betty _unk , who is also treated for minor burns , and her husband _unk _unk ; map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section of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section of _entb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table:style-name="ce2" office:value-type="string" calcext:value-type="string">
            <text:p><text:s/>/location/neighborhood/neighborhood_o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Fails on this brief sentence – which is ambiguous to me, despite gold lab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But Hart gave Michigan just enough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Hart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Michigan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give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but _enta gave _entb just enough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give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give _entb _eos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ly predicts _unk for this rare relation – but I would have hoped for a guess of Location or Neighborhood. <text:s/>Ambiguous gold short sentence is 'correctly' predicte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In New Mexico , election officials were recounting 67,000 absentee and early ballots yesterday in Bernalillo County , which includes Albuquerque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Bernalillo County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Albuquerque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who include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location/us_county/county_seat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in new mexico , election officials were recounting 00,000 _unk and early ballots yesterday in _enta , which includes _entb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who include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who include _entb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Similar to above – pleasingly predicts 'location' for a rare but related relation which doesn't appear in relation vocab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One routine patrol by Highway Patrol officers more than a week ago led to the arrests of four men of Pakistani descent in the overlook area on the Marin County side of the Golden Gate Bridge at 1:30 a.m. , a federal law enforcement official said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Golden Gate Bridge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Marin County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b side of _enta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transportation/bridge/locale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one routine patrol by highway patrol officers more than a week ago led to the arrests of four men of pakistani descent in the _unk area on the _entb side of the _enta at 0:00 a.m. , a federal law enforcement official said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b side of _enta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b have _enta _enta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Another pleasing prediction for a rare re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C. Fred Bergsten , president of the Institute for International Economics , warned that Mr. Snow would lose credibility and cede control over the issue to members of Congress who support punitive measures against China .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C. Fred Bergsten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Institute for International Economics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, president of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organization/organization_founder/organizations_founded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_enta , president of the _entb , warned that mr. snow would lose credibility and _unk control over the issue to members of congress who support punitive measures against china .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, president of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, president of _entb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 – can't see how a short sentence like this would be helpfu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Some authors are getting directly involved in grass-roots marketing their books , often with minimal help from publishers ; Donna Woolfolk Cross , whose historical novel Pope Joan had only modest sales in hardcover , has Web site where she offers to call any book group that chooses her book , and she has placed calls to more than 350 of them ; paperback sales are approaching 100,000 , and book is gaining , not losing , momentum ; photo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Donna Woolfolk Cross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Pope Joan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who have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some authors are getting directly involved in grass-roots marketing their books , often with _unk help from publishers ; _enta , whose historical novel _entb had only modest sales in hardcover , has web site where she offers to call any book group that chooses her book , and she has placed calls to more than 000 of them ; paperback sales are approaching 000,000 , and book is gaining , not losing , momentum ; photo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who have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who novel _entb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Incorrect but logical prediction of relation. <text:s/>Interesting misprediction of another baseball position (not mentioned in long sentenc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Brian McCann , Atlanta 's 21-year-old rookie catcher , who was born the year Clemens made his debut in the majors , clubbed a three-run homer off Clemens in the second inning to send the fans into a frenzy .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Brian McCann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Atlanta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, _entb 's catcher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people/person/place_lived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_enta , _entb 's 00-year-old rookie catcher , who was born the year clemens made his debut in the _unk , _unk a _unk homer off clemens in the second inning to send the fans into a frenzy .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, _entb 's catcher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people/person/place_lived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, _entb 's baseman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people/person/place_of_birt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Gold relation is incorrect. <text:s/>RNN seems to understand that it's not a relation between two locations – although still not accur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Camby would probably have to be involved in any deal that brought Baker to New York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Baker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New York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bring _enta to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_unk would probably have to be involved in any deal that brought _enta to _entb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bring _enta to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bring _enta to _entb _eos _entb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ook/book_edition/place_of_publicatio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Place of birth and place of death will often have similar syntax – incorrect prediction he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On Aug. 22 the Santander International Festival in Spain will present the world premiere of the opera '' Prometheus , '' staged by Robert Wilson and composed by Iannis Xenakis , who died last month in Paris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Iannis Xenakis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Paris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who die in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people/deceased_person/place_of_death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on aug. 00 the _unk international festival in spain will present the world premiere of the opera '' _unk , '' staged by robert wilson and composed by _enta , who died last month in _entb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who die in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people/deceased_person/place_of_death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who die in _entb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people/person/place_of_birt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Good guess of unknown re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Founded in 1977 , Hubbard Street takes its name from its original address just north of the Loop in downtown Chicago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Hubbard Street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Chicago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take in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transportation/road/major_cities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founded in 0000 , _enta takes its name from its original address just north of the _unk in downtown _entb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take in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start in _entb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Incorrect gold – Unknown predi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Impending vote on whether to recall Gov Gray Davis puts California on path fraught with legal uncertainties and questions without precedent on how new governor would be chosen ; it has been widely assumed that ballot would have second section to elect successor if recall succeeds , but even that assumption is open to challenge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Davis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California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put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impending vote on whether to recall gov gray _enta puts _entb on path _unk with legal _unk and questions without precedent on how new governor would be chosen ; it has been widely assumed that ballot would have second section to elect successor if recall succeeds , but even that assumption is open to challenge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put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ask _entb _eos _eos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identification of person and location relation [gold is incorrect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To the Editor : <text:s/>The use of the portrait of Sir George Cockburn in '' What 's Doing in London '' ( July 29 ) was an interesting choice because the city burning in the background is Washington , which Sir George put the torch to on Aug. 24 and 25 , 1814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George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Washington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b who put _enta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to the editor : <text:s/>the use of the portrait of sir _enta _unk in '' what 's doing in london '' ( july 00 ) was an interesting choice because the city burning in the background is _entb , which sir _enta put the torch to on aug. 00 and 00 , 0000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b who put _enta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location/location/containedby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b who call _enta _eos _eos _enta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people/person/place_live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 of more general form of re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Which means , of course , that the Bret Easton Ellis who appears in '' Lunar Park '' is fictional too , in spite of his insistence that '' all of it really happened , every word is true .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Bret Easton Ellis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Lunar Park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who appear in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book/author/book_editions_published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which means , of course , that the _enta who appears in '' _entb '' is fictional too , in spite of his insistence that '' all of it really happened , every word is true .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who appear in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who is in _entb _eos _entb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 [gold is incorrect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Ian Bogost , a founder of Persuasive Games , acknowledges that Disaffected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Ian Bogost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Persuasive Games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, founder of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_enta , a founder of _entb , acknowledges that _unk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, founder of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, founder of _entb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 [gold is incorrect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Subaru , a unit of Fuji Heavy Industries , says the new Outback , which will make its debut next month at the Chicago auto show and go on sale this spring , will retain its not-an-S.U.V. image because the changes being made are technical in nature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Fuji Heavy Industries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Subaru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b , unit of _enta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automotive/company/make_s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_entb , a unit of _enta , says the new _unk , which will make its debut next month at the chicago auto show and go on sale this spring , will retain its _unk image because the changes being made are technical in nature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b , unit of _enta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b , unit of _enta _eos _enta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organization/parent/chil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 [gold is incorrect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I have very positive vibes about the future and I 'll tell you why , '' Jerry Colangelo , the longtime Phoenix Suns ' chairman and never a timid critic of what ailed the league he has been a part of more than four decades , said in a recent telephone interview .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Jerry Colangelo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Phoenix Suns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, _entb 's chairman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i have very positive _unk about the future and i 'll tell you why , '' _enta , the longtime _entb ' chairman and never a _unk critic of what _unk the league he has been a part of more than four decades , said in a recent telephone interview .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, _entb 's chairman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book/author/works_written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, _entb 's chairman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business/person/compan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Correct prediction [gold is incorrect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This compromises the integrity of the United Nations , and the credibility of the summit , '' said Desmond Tutu , the retired archbishop of Cape Town .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Desmond Tutu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Cape Town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a , archbishop of _entb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book/book_edition/place_of_publication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this _unk the integrity of the united nations , and the credibility of the summit , '' said _enta , the retired archbishop of _entb .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a , archbishop of _entb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/book/book_edition/place_of_publication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a , archbishop of _entb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people/person/place_live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Good guess of unknown re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original</text:p>
          </table:table-cell>
          <table:table-cell office:value-type="string" calcext:value-type="string">
            <text:p><text:s/>Princess Irene Galitzine was born in 1916 in Tiflis , Russia ( now called Tbilisi , the capital of Georgia )</text:p>
          </table:table-cell>
          <table:table-cell/>
        </table:table-row>
        <table:table-row table:style-name="ro2">
          <table:table-cell office:value-type="string" calcext:value-type="string">
            <text:p>entA original</text:p>
          </table:table-cell>
          <table:table-cell office:value-type="string" calcext:value-type="string">
            <text:p><text:s/>Georgia</text:p>
          </table:table-cell>
          <table:table-cell/>
        </table:table-row>
        <table:table-row table:style-name="ro2">
          <table:table-cell office:value-type="string" calcext:value-type="string">
            <text:p>entB original</text:p>
          </table:table-cell>
          <table:table-cell office:value-type="string" calcext:value-type="string">
            <text:p><text:s/>Tbilisi</text:p>
          </table:table-cell>
          <table:table-cell/>
        </table:table-row>
        <table:table-row table:style-name="ro2">
          <table:table-cell office:value-type="string" calcext:value-type="string">
            <text:p>short original</text:p>
          </table:table-cell>
          <table:table-cell office:value-type="string" calcext:value-type="string">
            <text:p><text:s/>_entb , capital of _enta</text:p>
          </table:table-cell>
          <table:table-cell/>
        </table:table-row>
        <table:table-row table:style-name="ro2">
          <table:table-cell office:value-type="string" calcext:value-type="string">
            <text:p>relation original</text:p>
          </table:table-cell>
          <table:table-cell office:value-type="string" calcext:value-type="string">
            <text:p><text:s/>/location/country/capital</text:p>
          </table:table-cell>
          <table:table-cell/>
        </table:table-row>
        <table:table-row table:style-name="ro2">
          <table:table-cell office:value-type="string" calcext:value-type="string">
            <text:p>long processed</text:p>
          </table:table-cell>
          <table:table-cell office:value-type="string" calcext:value-type="string">
            <text:p><text:s/>princess irene _unk was born in 0000 in _unk , russia ( now called _entb , the capital of _enta ) _eos</text:p>
          </table:table-cell>
          <table:table-cell/>
        </table:table-row>
        <table:table-row table:style-name="ro2">
          <table:table-cell office:value-type="string" calcext:value-type="string">
            <text:p>short processed</text:p>
          </table:table-cell>
          <table:table-cell office:value-type="string" calcext:value-type="string">
            <text:p><text:s/>_go _entb , capital of _enta _eos</text:p>
          </table:table-cell>
          <table:table-cell/>
        </table:table-row>
        <table:table-row table:style-name="ro2">
          <table:table-cell office:value-type="string" calcext:value-type="string">
            <text:p>relation processed</text:p>
          </table:table-cell>
          <table:table-cell office:value-type="string" calcext:value-type="string">
            <text:p><text:s/>_unk</text:p>
          </table:table-cell>
          <table:table-cell/>
        </table:table-row>
        <table:table-row table:style-name="ro2">
          <table:table-cell office:value-type="string" calcext:value-type="string">
            <text:p>predicted short</text:p>
          </table:table-cell>
          <table:table-cell office:value-type="string" calcext:value-type="string">
            <text:p><text:s/>_go _entb , capital of _enta _eos _eos _eos _eos _eos _eos _eos _eos _eos</text:p>
          </table:table-cell>
          <table:table-cell/>
        </table:table-row>
        <table:table-row table:style-name="ro2">
          <table:table-cell office:value-type="string" calcext:value-type="string">
            <text:p>predicted relation</text:p>
          </table:table-cell>
          <table:table-cell office:value-type="string" calcext:value-type="string">
            <text:p><text:s/>/location/country/administrative_divis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1:35:33.349129488</meta:creation-date>
    <dc:date>2016-08-11T12:51:56.497350712</dc:date>
    <meta:editing-duration>PT14M52S</meta:editing-duration>
    <meta:editing-cycles>1</meta:editing-cycles>
    <meta:document-statistic meta:table-count="2" meta:cell-count="1415" meta:object-count="0"/>
    <meta:generator>LibreOffice/4.2.8.2$Linux_X86_64 LibreOffice_project/420m0$Build-2</meta:generator>
  </office:meta>
</office:document-meta>
</file>